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5.24cm" fo:margin-left="-0.191cm" fo:margin-top="0cm" fo:margin-bottom="0cm" table:align="left" style:writing-mode="lr-tb"/>
    </style:style>
    <style:style style:name="Table1.A" style:family="table-column">
      <style:table-column-properties style:column-width="3.048cm"/>
    </style:style>
    <style:style style:name="Table1.D" style:family="table-column">
      <style:table-column-properties style:column-width="6.09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ing_20_2">
      <style:text-properties officeooo:paragraph-rsid="001792a7"/>
    </style:style>
    <style:style style:name="P2" style:family="paragraph" style:parent-style-name="Heading_20_1">
      <style:text-properties officeooo:paragraph-rsid="001792a7"/>
    </style:style>
    <style:style style:name="P3" style:family="paragraph" style:parent-style-name="Standard">
      <style:paragraph-properties fo:orphans="0" fo:widows="0"/>
    </style:style>
    <style:style style:name="P4" style:family="paragraph" style:parent-style-name="Standard">
      <style:text-properties officeooo:paragraph-rsid="00165fb6"/>
    </style:style>
    <style:style style:name="P5" style:family="paragraph" style:parent-style-name="Heading_20_1">
      <style:text-properties officeooo:paragraph-rsid="001ba271"/>
    </style:style>
    <style:style style:name="P6" style:family="paragraph" style:parent-style-name="Heading_20_2">
      <style:text-properties officeooo:paragraph-rsid="001ba271"/>
    </style:style>
    <style:style style:name="P7" style:family="paragraph" style:parent-style-name="Heading_20_3">
      <style:text-properties officeooo:paragraph-rsid="001ba271"/>
    </style:style>
    <style:style style:name="P8" style:family="paragraph" style:parent-style-name="Standard">
      <style:text-properties officeooo:paragraph-rsid="001d6471"/>
    </style:style>
    <style:style style:name="P9" style:family="paragraph" style:parent-style-name="Heading_20_1" style:list-style-name="WWNum1">
      <style:text-properties officeooo:paragraph-rsid="0020dc71"/>
    </style:style>
    <style:style style:name="P10" style:family="paragraph" style:parent-style-name="Heading_20_2" style:list-style-name="WWNum1">
      <style:text-properties officeooo:paragraph-rsid="0020dc71"/>
    </style:style>
    <style:style style:name="P11" style:family="paragraph" style:parent-style-name="Intense_20_Quote" style:list-style-name="WWNum1">
      <style:text-properties officeooo:paragraph-rsid="0020dc71"/>
    </style:style>
    <style:style style:name="P12" style:family="paragraph" style:parent-style-name="List_20_Bullet" style:list-style-name="WWNum1">
      <style:text-properties officeooo:paragraph-rsid="001ba271"/>
    </style:style>
    <style:style style:name="P13" style:family="paragraph" style:parent-style-name="List_20_Bullet" style:list-style-name="WWNum1">
      <style:text-properties officeooo:paragraph-rsid="001d6471"/>
    </style:style>
    <style:style style:name="P14" style:family="paragraph" style:parent-style-name="List_20_Bullet" style:list-style-name="WWNum1">
      <style:text-properties officeooo:paragraph-rsid="001792a7"/>
    </style:style>
    <style:style style:name="P15" style:family="paragraph" style:parent-style-name="List_20_Bullet" style:list-style-name="WWNum1">
      <style:text-properties officeooo:paragraph-rsid="001f5714"/>
    </style:style>
    <style:style style:name="P16" style:family="paragraph" style:parent-style-name="List_20_Bullet" style:list-style-name="WWNum1">
      <style:text-properties officeooo:rsid="001ba271" officeooo:paragraph-rsid="001ba271"/>
    </style:style>
    <style:style style:name="P17" style:family="paragraph" style:parent-style-name="List_20_Bullet" style:list-style-name="WWNum1">
      <style:text-properties officeooo:rsid="001f5714" officeooo:paragraph-rsid="001f5714"/>
    </style:style>
    <style:style style:name="P18" style:family="paragraph" style:parent-style-name="List_20_Bullet" style:list-style-name="WWNum1">
      <style:text-properties officeooo:rsid="001d6471" officeooo:paragraph-rsid="001d6471"/>
    </style:style>
    <style:style style:name="P19" style:family="paragraph" style:parent-style-name="List_20_Bullet_20_2" style:list-style-name="WWNum2">
      <style:text-properties officeooo:paragraph-rsid="001ba271"/>
    </style:style>
    <style:style style:name="P20" style:family="paragraph" style:parent-style-name="List_20_Bullet_20_2">
      <style:text-properties officeooo:paragraph-rsid="001ba271"/>
    </style:style>
    <style:style style:name="P21" style:family="paragraph" style:parent-style-name="Standard" style:list-style-name="WWNum1">
      <style:text-properties officeooo:paragraph-rsid="0020dc71"/>
    </style:style>
    <style:style style:name="P22" style:family="paragraph" style:parent-style-name="Standard" style:list-style-name="WWNum1">
      <style:text-properties officeooo:rsid="001ba271" officeooo:paragraph-rsid="0020dc71"/>
    </style:style>
    <style:style style:name="P23" style:family="paragraph" style:parent-style-name="Standard">
      <style:text-properties officeooo:rsid="001f5714" officeooo:paragraph-rsid="001f5714"/>
    </style:style>
    <style:style style:name="T1" style:family="text">
      <style:text-properties officeooo:rsid="0014b68c"/>
    </style:style>
    <style:style style:name="T2" style:family="text">
      <style:text-properties officeooo:rsid="001914e9"/>
    </style:style>
    <style:style style:name="T3" style:family="text">
      <style:text-properties officeooo:rsid="001d6471"/>
    </style:style>
    <style:style style:name="T4" style:family="text">
      <style:text-properties officeooo:rsid="001f40ca"/>
    </style:style>
    <style:style style:name="T5" style:family="text">
      <style:text-properties officeooo:rsid="0020dc71"/>
    </style:style>
    <style:style style:name="T6" style:family="text">
      <style:text-properties officeooo:rsid="0021d26a"/>
    </style:style>
    <style:style style:name="T7" style:family="text">
      <style:text-properties officeooo:rsid="002327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Canteen Management System – Hierarchical Setup Workflow</text:h>
      <text:h text:style-name="P6" text:outline-level="2">1. Entities Overview</text:h>
      <text:h text:style-name="P7" text:outline-level="3">➤ SuperAdmin</text:h>
      <text:list xml:id="list25798741" text:style-name="WWNum1">
        <text:list-item>
          <text:p text:style-name="P12">Has global control over the system</text:p>
        </text:list-item>
        <text:list-item>
          <text:p text:style-name="P12">Creates and manages multiple companies</text:p>
        </text:list-item>
        <text:list-item>
          <text:p text:style-name="P16">C<text:span text:style-name="T3">an Register</text:span> multiple Biometric devices</text:p>
        </text:list-item>
        <text:list-item>
          <text:p text:style-name="P16">C<text:span text:style-name="T3">an register</text:span> multiple Token dispensers</text:p>
        </text:list-item>
        <text:list-item>
          <text:h text:style-name="P9" text:outline-level="1">Device Registration by SuperAdmin</text:h>
        </text:list-item>
        <text:list-item>
          <text:p text:style-name="P21">SuperAdmin is responsible for registering all biometric devices and token dispensers used in the canteen management system. These devices are treated as independent entities</text:p>
        </text:list-item>
        <text:list-item>
          <text:h text:style-name="P10" text:outline-level="2">1. Biometric Device Registration</text:h>
          <text:p text:style-name="P21">API is used to register a biometric face scanning device.</text:p>
        </text:list-item>
        <text:list-item>
          <text:p text:style-name="P11">Request Body (JSON):</text:p>
          <text:p text:style-name="P22"><text:line-break/>{<text:line-break/> <text:s/>"<text:span text:style-name="T6">device_serial_no</text:span>": "",<text:line-break/> <text:s/>"ip_address": "192.168.1.10",<text:line-break/> <text:s/><text:span text:style-name="T5">}</text:span><text:line-break/></text:p>
        </text:list-item>
      </text:list>
      <text:h text:style-name="P7" text:outline-level="3">➤ Company</text:h>
      <text:list xml:id="list115308133643457" text:continue-numbering="true" text:style-name="WWNum1">
        <text:list-item>
          <text:p text:style-name="P12">Created by SuperAdmin</text:p>
        </text:list-item>
        <text:list-item>
          <text:p text:style-name="P13"><text:span text:style-name="T3">Company can go to Canteen management,create a canteen profile,</text:span><text:span text:style-name="T4">under the canteen profile can register multiple canteens.</text:span></text:p>
        </text:list-item>
        <text:list-item>
          <text:p text:style-name="P12">Each company can have:</text:p>
        </text:list-item>
      </text:list>
      <text:list xml:id="list2723558988" text:style-name="WWNum2">
        <text:list-item>
          <text:p text:style-name="P19"><text:s/>Multiple branches</text:p>
          <text:p text:style-name="P20"/>
        </text:list-item>
      </text:list>
      <text:p text:style-name="Title"><text:s/>Department Management in Canteen Management System</text:p>
      <text:p text:style-name="Standard"><text:soft-page-break/>Overview:<text:line-break/>. The logic follows a hybrid model where departments are created globally within each company and can be assigned to individual branches. Custom departments specific to branches are also supported.</text:p>
      <text:h text:style-name="Heading_20_1" text:outline-level="1">Roles &amp; Responsibilities:</text:h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3">Role</text:p>
          </table:table-cell>
          <table:table-cell table:style-name="Table1.A1" office:value-type="string">
            <text:p text:style-name="P3">Create Department</text:p>
          </table:table-cell>
          <table:table-cell table:style-name="Table1.A1" office:value-type="string">
            <text:p text:style-name="P3">Assign Department to Branch</text:p>
          </table:table-cell>
          <table:table-cell table:style-name="Table1.A1" office:value-type="string">
            <text:p text:style-name="P3">Create Branch</text:p>
          </table:table-cell>
        </table:table-row>
        <table:table-row table:style-name="Table1.1">
          <table:table-cell table:style-name="Table1.A1" office:value-type="string">
            <text:p text:style-name="P3">Company Admin</text:p>
          </table:table-cell>
          <table:table-cell table:style-name="Table1.A1" office:value-type="string">
            <text:p text:style-name="P3">Yes (Global)</text:p>
          </table:table-cell>
          <table:table-cell table:style-name="Table1.A1" office:value-type="string">
            <text:p text:style-name="P3">Yes</text:p>
          </table:table-cell>
          <table:table-cell table:style-name="Table1.A1" office:value-type="string">
            <text:p text:style-name="P3">Yes</text:p>
          </table:table-cell>
        </table:table-row>
        <table:table-row table:style-name="Table1.1">
          <table:table-cell table:style-name="Table1.A1" office:value-type="string">
            <text:p text:style-name="P3">Branch Admin</text:p>
          </table:table-cell>
          <table:table-cell table:style-name="Table1.A1" office:value-type="string">
            <text:p text:style-name="P3">No (View only)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>No</text:p>
          </table:table-cell>
        </table:table-row>
      </table:table>
      <text:h text:style-name="Heading_20_1" text:outline-level="1">Workflow Steps:</text:h>
      <text:p text:style-name="Standard">Step 1: Company Admin Creates Global Departments<text:line-break/>- Navigates to "Manage Departments" section.<text:line-break/>- Adds departments like HR, IT, Catering.<text:line-break/>- These departments are stored globally but only within the scope of the company.</text:p>
      <text:p text:style-name="Standard">Step 2: Company Admin Creates a Branch<text:line-break/>- Fills in branch details: <text:line-break/>- Selects from the list of existing global departments.<text:line-break/>- Optionally adds new custom departments during this process.</text:p>
      <text:p text:style-name="Standard">Step 3: Department Linking<text:line-break/>- Selected global departments are linked to the branch.<text:line-break/>- Custom departments are created and assigned directly to the branch.<text:line-break/>- Both are managed via a junction table or linking model.</text:p>
      <text:p text:style-name="P4">Step 4: Branch-Level Department Management<text:line-break/>- Branch Admins can view departments linked to their bra<text:span text:style-name="T2">nch</text:span><text:line-break/>- Cannot edit or create global departments</text:p>
      <text:h text:style-name="Heading_20_1" text:outline-level="1">Branch Creation UI Form Fields:</text:h>
      <text:p text:style-name="Standard">- Branch <text:span text:style-name="T1">Details</text:span><text:line-break/>- Select Global Departments (multi-select dropdown)<text:line-break/>- Add <text:s/>Department(s) (optional text fields or modal input)</text:p>
      <text:h text:style-name="Heading_20_1" text:outline-level="1"><text:soft-page-break/>Example Scenario:</text:h>
      <text:p text:style-name="Standard">1. Company Admin of "ABC Corp" creates global departments: HR, IT, Admin.<text:line-break/>2. Creates a new branch "Bangalore".<text:line-break/>3. Assigns HR and Admin to the branch.<text:line-break/>4. Adds a custom department called "Kitchen Ops".<text:line-break/>5. System saves:<text:line-break/> <text:s text:c="2"/>- HR and Admin as global departments linked to Bangalore.<text:line-break/> <text:s text:c="2"/>- Kitchen Ops as a custom department exclusive to Bangalore.</text:p>
      <text:h text:style-name="Heading_20_1" text:outline-level="1">Summary:</text:h>
      <text:p text:style-name="P8">- Departments are managed globally at the company level.<text:line-break/>- Branches can be assigned any of these global departments.<text:line-break/>- Branches can also have additional custom departments.<text:line-break/>- Enables centralized control with localized flexibility.</text:p>
      <text:h text:style-name="P2" text:outline-level="1">Employee Registration Workflow</text:h>
      <text:p text:style-name="P23"><text:s/>Multiple employees are registered under department</text:p>
      <text:h text:style-name="P1" text:outline-level="2">2. Data Captured During Registration</text:h>
      <text:list xml:id="list115308050953810" text:continue-list="list115308133643457" text:style-name="WWNum1">
        <text:list-item>
          <text:p text:style-name="P14">• Face ID (unique string for biometric recognition) → <text:span text:style-name="T7">custom field</text:span></text:p>
        </text:list-item>
        <text:list-item>
          <text:p text:style-name="P14">• Full Name</text:p>
        </text:list-item>
        <text:list-item>
          <text:p text:style-name="P14">• Email/Contact Info</text:p>
        </text:list-item>
        <text:list-item>
          <text:p text:style-name="P14">• Employee Type (Staff, Worker, Contractual, etc.) - <text:span text:style-name="T2">fill from the choices</text:span></text:p>
        </text:list-item>
        <text:list-item>
          <text:p text:style-name="P14">• Branch <text:span text:style-name="T3">can be selected from the dropdown menu</text:span></text:p>
        </text:list-item>
        <text:list-item>
          <text:p text:style-name="P14">• Department <text:s/><text:span text:style-name="T3">can be selected from the dropdown menu</text:span></text:p>
          <text:p text:style-name="P15"><text:s text:c="2"/>allow two canteen assignment approaches:</text:p>
          <text:p text:style-name="P17"><text:s text:c="2"/>can assign a canteen profile or can assign a specific canteen</text:p>
          <text:p text:style-name="P18"/>
        </text:list-item>
        <text:list-item>
          <text:p text:style-name="P14">• Status (active/inactive)</text:p>
          <text:p text:style-name="P14">• Meal eligibility preferences (optional - used to control meal access)</text:p>
          <text:p text:style-name="P14"/>
        </text:list-item>
      </text:list>
      <text:h text:style-name="P1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right="0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 UI" style:font-family-complex="'Noto Sans Arabic UI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Noto Sans Arabic UI" style:font-family-complex="'Noto Sans Arabic UI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Noto Sans Arabic UI" style:font-family-complex="'Noto Sans Arabic UI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Noto Sans Arabic UI" style:font-family-complex="'Noto Sans Arabic UI'" style:font-family-generic-complex="system" style:font-pitch-complex="variable" style:font-size-complex="10pt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Noto Sans Arabic UI" style:font-family-complex="'Noto Sans Arabic UI'" style:font-family-generic-complex="system" style:font-pitch-complex="variable" style:font-size-complex="26pt"/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Noto Sans Arabic UI" style:font-family-complex="'Noto Sans Arabic U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class="list">
      <style:paragraph-properties fo:margin-left="1.27cm" fo:margin-right="0cm" fo:margin-top="0cm" fo:margin-bottom="0.353cm" style:contextual-spacing="true" fo:text-indent="-0.635cm" style:auto-text-indent="false"/>
    </style:style>
    <style:style style:name="List_20_3" style:display-name="List 3" style:family="paragraph" style:parent-style-name="Standard" style:class="list">
      <style:paragraph-properties fo:margin-left="1.905cm" fo:margin-right="0cm" fo:margin-top="0cm" fo:margin-bottom="0.353cm" style:contextual-spacing="true" fo:text-indent="-0.635cm" style:auto-text-indent="false"/>
    </style:style>
    <style:style style:name="List_20_Bullet" style:display-name="List Bullet" style:family="paragraph" style:parent-style-name="Standard" style:list-style-name="WWNum1">
      <style:paragraph-properties fo:margin-top="0cm" fo:margin-bottom="0.353cm" style:contextual-spacing="true"/>
    </style:style>
    <style:style style:name="List_20_Bullet_20_2" style:display-name="List Bullet 2" style:family="paragraph" style:parent-style-name="Standard" style:list-style-name="WWNum2">
      <style:paragraph-properties fo:margin-top="0cm" fo:margin-bottom="0.353cm" style:contextual-spacing="true"/>
    </style:style>
    <style:style style:name="List_20_Bullet_20_3" style:display-name="List Bullet 3" style:family="paragraph" style:parent-style-name="Standard" style:list-style-name="WWNum3">
      <style:paragraph-properties fo:margin-top="0cm" fo:margin-bottom="0.353cm" style:contextual-spacing="true"/>
    </style:style>
    <style:style style:name="List_20_Number" style:display-name="List Number" style:family="paragraph" style:parent-style-name="Standard" style:list-style-name="WWNum5">
      <style:paragraph-properties fo:margin-top="0cm" fo:margin-bottom="0.353cm" style:contextual-spacing="true"/>
    </style:style>
    <style:style style:name="List_20_Number_20_2" style:display-name="List Number 2" style:family="paragraph" style:parent-style-name="Standard" style:list-style-name="WWNum6">
      <style:paragraph-properties fo:margin-top="0cm" fo:margin-bottom="0.353cm" style:contextual-spacing="true"/>
    </style:style>
    <style:style style:name="List_20_Number_20_3" style:display-name="List Number 3" style:family="paragraph" style:parent-style-name="Standard" style:list-style-name="WWNum7">
      <style:paragraph-properties fo:margin-top="0cm" fo:margin-bottom="0.353cm" style:contextual-spacing="true"/>
    </style:style>
    <style:style style:name="List_20_Continue" style:display-name="List Continue" style:family="paragraph" style:parent-style-name="Standard">
      <style:paragraph-properties fo:margin-left="0.635cm" fo:margin-right="0cm" fo:margin-top="0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cm" fo:margin-bottom="0.212cm" style:contextual-spacing="true" fo:text-indent="0cm" style:auto-text-indent="fals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 UI" style:font-family-complex="'Noto Sans Arabic UI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Noto Sans Arabic UI" style:font-family-complex="'Noto Sans Arabic UI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Noto Sans Arabic UI" style:font-family-complex="'Noto Sans Arabic UI'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/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Noto Sans Arabic UI" style:font-family-complex="'Noto Sans Arabic UI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Noto Sans Arabic UI" style:font-family-complex="'Noto Sans Arabic UI'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Noto Sans Arabic UI" style:font-family-complex="'Noto Sans Arabic UI'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6</meta:editing-cycles>
    <meta:creation-date>2013-12-23T23:15:00</meta:creation-date>
    <dc:date>2025-07-29T11:46:54.261389924</dc:date>
    <meta:editing-duration>PT59M11S</meta:editing-duration>
    <meta:generator>LibreOffice/7.3.7.2$Linux_X86_64 LibreOffice_project/30$Build-2</meta:generator>
    <meta:document-statistic meta:table-count="1" meta:image-count="0" meta:object-count="0" meta:page-count="3" meta:paragraph-count="60" meta:word-count="530" meta:character-count="3351" meta:non-whitespace-character-count="2880"/>
    <meta:user-defined meta:name="AppVersion">14.0000</meta:user-defined>
    <meta:template xlink:type="simple" xlink:actuate="onRequest" xlink:title="Normal.dotm" xlink:href=""/>
  </office:meta>
</office:document-meta>
</file>